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text-properties officeooo:rsid="000b55d9" officeooo:paragraph-rsid="000b55d9"/>
    </style:style>
    <style:style style:name="P2" style:family="paragraph" style:parent-style-name="Standard" style:list-style-name="L1">
      <style:text-properties officeooo:rsid="000b55d9" officeooo:paragraph-rsid="0014ef7f"/>
    </style:style>
    <style:style style:name="P3" style:family="paragraph" style:parent-style-name="Standard" style:list-style-name="L1">
      <style:text-properties officeooo:rsid="000b55d9" officeooo:paragraph-rsid="00171319"/>
    </style:style>
    <style:style style:name="P4" style:family="paragraph" style:parent-style-name="Standard">
      <style:text-properties officeooo:rsid="000b55d9" officeooo:paragraph-rsid="00171319"/>
    </style:style>
    <style:style style:name="P5" style:family="paragraph" style:parent-style-name="Standard" style:list-style-name="L1"/>
    <style:style style:name="P6" style:family="paragraph" style:parent-style-name="Standard" style:list-style-name="L1">
      <style:text-properties officeooo:paragraph-rsid="000b55d9"/>
    </style:style>
    <style:style style:name="P7" style:family="paragraph" style:parent-style-name="Standard" style:list-style-name="L1">
      <style:text-properties officeooo:paragraph-rsid="0010b69f"/>
    </style:style>
    <style:style style:name="P8" style:family="paragraph" style:parent-style-name="Standard" style:list-style-name="L1">
      <style:text-properties officeooo:paragraph-rsid="0014ef7f"/>
    </style:style>
    <style:style style:name="P9" style:family="paragraph" style:parent-style-name="Standard" style:list-style-name="L1">
      <style:text-properties officeooo:paragraph-rsid="00171319"/>
    </style:style>
    <style:style style:name="P10" style:family="paragraph" style:parent-style-name="Standard" style:list-style-name="L1">
      <style:text-properties officeooo:paragraph-rsid="001828c3"/>
    </style:style>
    <style:style style:name="P11" style:family="paragraph" style:parent-style-name="Standard" style:list-style-name="L1">
      <style:text-properties officeooo:rsid="000dee88" officeooo:paragraph-rsid="000dee88"/>
    </style:style>
    <style:style style:name="P12" style:family="paragraph" style:parent-style-name="Standard" style:list-style-name="L1">
      <style:text-properties officeooo:rsid="00155cf1" officeooo:paragraph-rsid="00155cf1"/>
    </style:style>
    <style:style style:name="P13" style:family="paragraph" style:parent-style-name="Standard" style:list-style-name="L1">
      <style:text-properties officeooo:rsid="00171319" officeooo:paragraph-rsid="00171319"/>
    </style:style>
    <style:style style:name="T1" style:family="text">
      <style:text-properties officeooo:rsid="00075d7d"/>
    </style:style>
    <style:style style:name="T2" style:family="text">
      <style:text-properties officeooo:rsid="00099b93"/>
    </style:style>
    <style:style style:name="T3" style:family="text">
      <style:text-properties officeooo:rsid="000b55d9"/>
    </style:style>
    <style:style style:name="T4" style:family="text">
      <style:text-properties style:font-name="Liberation Mono" officeooo:rsid="000b55d9"/>
    </style:style>
    <style:style style:name="T5" style:family="text">
      <style:text-properties style:font-name="Liberation Serif" officeooo:rsid="000b55d9"/>
    </style:style>
    <style:style style:name="T6" style:family="text">
      <style:text-properties officeooo:rsid="000c7c74"/>
    </style:style>
    <style:style style:name="T7" style:family="text">
      <style:text-properties officeooo:rsid="000dee88"/>
    </style:style>
    <style:style style:name="T8" style:family="text">
      <style:text-properties fo:font-style="italic" fo:font-weight="normal" officeooo:rsid="000dee88" style:font-style-asian="italic" style:font-weight-asian="normal" style:font-style-complex="italic" style:font-weight-complex="normal"/>
    </style:style>
    <style:style style:name="T9" style:family="text">
      <style:text-properties fo:font-style="normal" fo:font-weight="normal" officeooo:rsid="000ea09a" style:font-style-asian="normal" style:font-weight-asian="normal" style:font-style-complex="normal" style:font-weight-complex="normal"/>
    </style:style>
    <style:style style:name="T10" style:family="text">
      <style:text-properties fo:font-style="normal" fo:font-weight="normal" officeooo:rsid="000dee88" style:font-style-asian="normal" style:font-weight-asian="normal" style:font-style-complex="normal" style:font-weight-complex="normal"/>
    </style:style>
    <style:style style:name="T11" style:family="text">
      <style:text-properties fo:font-style="normal" fo:font-weight="normal" officeooo:rsid="0010b69f" style:font-style-asian="normal" style:font-weight-asian="normal" style:font-style-complex="normal" style:font-weight-complex="normal"/>
    </style:style>
    <style:style style:name="T12" style:family="text">
      <style:text-properties officeooo:rsid="000ebe63"/>
    </style:style>
    <style:style style:name="T13" style:family="text">
      <style:text-properties officeooo:rsid="0010b69f"/>
    </style:style>
    <style:style style:name="T14" style:family="text">
      <style:text-properties officeooo:rsid="00171319"/>
    </style:style>
    <style:style style:name="T15" style:family="text">
      <style:text-properties officeooo:rsid="00182f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835934" text:style-name="L1">
        <text:list-item>
          <text:p text:style-name="P5">Introduction</text:p>
          <text:list>
            <text:list-item>
              <text:p text:style-name="P5">Purpose</text:p>
              <text:list>
                <text:list-item>
                  <text:p text:style-name="P5"><text:span text:style-name="T1">Pengaelic Bot is an automated user (“bot”) for the chat platform “Discord”, </text:span><text:span text:style-name="T2">it has numerous features of varying importance, utility, and amusement, </text:span>each of which can be accessed with “commands”<text:span text:style-name="T2">.</text:span></text:p>
                </text:list-item>
              </text:list>
            </text:list-item>
            <text:list-item>
              <text:p text:style-name="P5">Intended Audience</text:p>
              <text:list>
                <text:list-item>
                  <text:p text:style-name="P10">This bot is intended to be used by <text:span text:style-name="T3">everyday</text:span> Discord users.</text:p>
                </text:list-item>
              </text:list>
            </text:list-item>
            <text:list-item>
              <text:p text:style-name="P5">Intended Use</text:p>
              <text:list>
                <text:list-item>
                  <text:p text:style-name="P5">Each command has its own purpose, so there isn’t really one general intended use.</text:p>
                </text:list-item>
              </text:list>
            </text:list-item>
            <text:list-item>
              <text:p text:style-name="P5">Scope</text:p>
            </text:list-item>
            <text:list-item>
              <text:p text:style-name="P5">Definitions and Acronyms</text:p>
              <text:list>
                <text:list-item>
                  <text:p text:style-name="P5">“bot” – Refers to Pengaelic Bot or other Discord bots <text:span text:style-name="T12">created</text:span> by other people, such as MEE6 or Carl-bot</text:p>
                </text:list-item>
                <text:list-item>
                  <text:p text:style-name="P5"><text:span text:style-name="T3">“command” – Refers to a string of text with a certain prefix (usually </text:span><text:span text:style-name="T4">p!</text:span><text:span text:style-name="T5"> in this case</text:span><text:span text:style-name="T3">) that the bot will parse to perform an action.</text:span></text:p>
                </text:list-item>
                <text:list-item>
                  <text:p text:style-name="P5">“<text:span text:style-name="T6">server” – A feature of Discord, essentially a group chat taken to the next level with multiple text and voice channels.</text:span></text:p>
                </text:list-item>
                <text:list-item>
                  <text:p text:style-name="P5">“<text:span text:style-name="T7">host” – A user who can manage the bot and execute the files on their computer.</text:span></text:p>
                </text:list-item>
              </text:list>
            </text:list-item>
          </text:list>
        </text:list-item>
        <text:list-item>
          <text:p text:style-name="P5">Overall <text:span text:style-name="T3">Description</text:span></text:p>
          <text:list>
            <text:list-item>
              <text:p text:style-name="P1">User Needs</text:p>
              <text:list>
                <text:list-item>
                  <text:p text:style-name="P1">To use this bot, the user needs a <text:span text:style-name="T7">functional </text:span>Discord account, and a Discord server for it to be used in.</text:p>
                </text:list-item>
                <text:list-item>
                  <text:p text:style-name="P11">To run this bot, the host needs Linux or the Windows Subsystem for Linux <text:span text:style-name="T13">(WSL) </text:span>(elaborated on in section 3.3).</text:p>
                </text:list-item>
              </text:list>
            </text:list-item>
            <text:list-item>
              <text:p text:style-name="P1">Assumptions and Dependencies</text:p>
              <text:list>
                <text:list-item>
                  <text:p text:style-name="P1">We are assuming that the user is already familiar with bots.</text:p>
                </text:list-item>
                <text:list-item>
                  <text:p text:style-name="P12">We are assuming that the host is already familiar with the Bash terminal.</text:p>
                </text:list-item>
              </text:list>
            </text:list-item>
          </text:list>
        </text:list-item>
        <text:list-item>
          <text:p text:style-name="P1">System Features and Requirements</text:p>
          <text:list>
            <text:list-item>
              <text:p text:style-name="P6"><text:span text:style-name="T3">Functional Requirements</text:span></text:p>
              <text:list>
                <text:list-header>
                  <text:p text:style-name="P13">As of now, there are many features, and it will take too long to list them all. As for features planned in the future, however… <text:span text:style-name="T15">(it is likely that not all of these will be done within the next few months)</text:span></text:p>
                </text:list-header>
                <text:list-item>
                  <text:p text:style-name="P13">Meme templates to be filled out with commands</text:p>
                </text:list-item>
                <text:list-item>
                  <text:p text:style-name="P13">Fully-functional profile system</text:p>
                </text:list-item>
                <text:list-item>
                  <text:p text:style-name="P9"><text:span text:style-name="T14">Birthday notifier</text:span></text:p>
                </text:list-item>
                <text:list-item>
                  <text:p text:style-name="P13">Suggestion ID and approval system</text:p>
                </text:list-item>
                <text:list-item>
                  <text:p text:style-name="P13">Warning system for moderation</text:p>
                </text:list-item>
                <text:list-item>
                  <text:p text:style-name="P13">“Starboard”/“Pinboard” system for saving messages to a separate channel</text:p>
                </text:list-item>
                <text:list-item>
                  <text:p text:style-name="P13">“Reaction Roles” system (may use Discord’s “Buttons” API instead)</text:p>
                </text:list-item>
                <text:list-item>
                  <text:p text:style-name="P13">Music player for voice channels</text:p>
                </text:list-item>
                <text:list-item>
                  <text:p text:style-name="P13">Soundboard for voice channels</text:p>
                </text:list-item>
                <text:list-item>
                  <text:p text:style-name="P9"><text:span text:style-name="T14">XP (experience points) system based on messages sent in the server, with rewards being given in the form of special server roles at administrator-defined XP milestones.</text:span></text:p>
                </text:list-item>
              </text:list>
            </text:list-item>
            <text:list-item>
              <text:p text:style-name="P7"><text:span text:style-name="T3">System Features</text:span></text:p>
            </text:list-item>
            <text:list-item>
              <text:p text:style-name="P2">Nonfunctional Requirements</text:p>
              <text:list>
                <text:list-item>
                  <text:p text:style-name="P8"><text:span text:style-name="T7">To run</text:span><text:span text:style-name="T8"> </text:span><text:span text:style-name="T10">Pengaelic Bot on their machine, a developer/host will </text:span><text:span text:style-name="T9">need…</text:span></text:p>
                  <text:list>
                    <text:list-item>
                      <text:p text:style-name="P8"><text:span text:style-name="T9">A</text:span><text:span text:style-name="T10"> deb-based Linux distribution </text:span><text:span text:style-name="T11">as an operating system or WSL</text:span><text:span text:style-name="T9">*</text:span></text:p>
                    </text:list-item>
                    <text:list-item>
                      <text:p text:style-name="P8"><text:span text:style-name="T10">Python 3.9 or newer</text:span></text:p>
                    </text:list-item>
                  </text:list>
                </text:list-item>
                <text:list-item>
                  <text:p text:style-name="P3"><text:soft-page-break/><text:span text:style-name="T10">The bot will prompt the host to install missing APT package dependencies, and automatically install missing Pip package dependencies.</text:span></text:p>
                </text:list-item>
              </text:list>
            </text:list-item>
          </text:list>
        </text:list-item>
      </text:list>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deb-based means it can be traced back to Debian in terms of what distribution it’s based on. For example, Linux Mint is based on Ubuntu, and Ubuntu is based on Debi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ux Penguin</meta:initial-creator>
    <meta:creation-date>2022-04-06T13:16:00.681444048</meta:creation-date>
    <meta:generator>LibreOffice/6.4.7.2$Linux_X86_64 LibreOffice_project/40$Build-2</meta:generator>
    <dc:date>2022-04-07T08:16:05.898780669</dc:date>
    <dc:creator>Tux Penguin</dc:creator>
    <meta:editing-duration>PT4H29M48S</meta:editing-duration>
    <meta:editing-cycles>16</meta:editing-cycles>
    <meta:document-statistic meta:table-count="0" meta:image-count="0" meta:object-count="0" meta:page-count="2" meta:paragraph-count="40" meta:word-count="454" meta:character-count="2590" meta:non-whitespace-character-count="2210"/>
  </office:meta>
</office:document-meta>
</file>